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045e" officeooo:paragraph-rsid="0010045e"/>
    </style:style>
    <style:style style:name="P2" style:family="paragraph" style:parent-style-name="Standard">
      <style:text-properties officeooo:rsid="0011efc8" officeooo:paragraph-rsid="0011efc8"/>
    </style:style>
    <style:style style:name="P3" style:family="paragraph" style:parent-style-name="Standard">
      <style:text-properties officeooo:rsid="0012f29b" officeooo:paragraph-rsid="0012f29b"/>
    </style:style>
    <style:style style:name="P4" style:family="paragraph" style:parent-style-name="Standard">
      <style:text-properties officeooo:rsid="00162ab1" officeooo:paragraph-rsid="00162ab1"/>
    </style:style>
    <style:style style:name="P5" style:family="paragraph" style:parent-style-name="Standard">
      <style:paragraph-properties fo:text-align="center" style:justify-single-word="false"/>
      <style:text-properties fo:font-size="22pt" officeooo:rsid="00162ab1" officeooo:paragraph-rsid="00162ab1" style:font-size-asian="22pt" style:font-size-complex="22pt"/>
    </style:style>
    <style:style style:name="P6" style:family="paragraph" style:parent-style-name="Standard">
      <style:text-properties officeooo:rsid="00177297" officeooo:paragraph-rsid="00177297"/>
    </style:style>
    <style:style style:name="P7" style:family="paragraph" style:parent-style-name="Standard">
      <style:text-properties officeooo:rsid="0017ea1a" officeooo:paragraph-rsid="0017ea1a"/>
    </style:style>
    <style:style style:name="P8" style:family="paragraph" style:parent-style-name="Standard">
      <style:text-properties officeooo:paragraph-rsid="0017ea1a"/>
    </style:style>
    <style:style style:name="P9" style:family="paragraph" style:parent-style-name="Standard">
      <style:text-properties officeooo:rsid="0019e60a" officeooo:paragraph-rsid="0019e60a"/>
    </style:style>
    <style:style style:name="P10" style:family="paragraph" style:parent-style-name="Standard">
      <style:text-properties officeooo:rsid="001ca088" officeooo:paragraph-rsid="001ca088"/>
    </style:style>
    <style:style style:name="P11" style:family="paragraph" style:parent-style-name="Standard">
      <style:paragraph-properties fo:text-align="start" style:justify-single-word="false"/>
      <style:text-properties fo:font-weight="bold" officeooo:rsid="0023bb92" officeooo:paragraph-rsid="0023bb92" style:font-weight-asian="bold" style:font-weight-complex="bold"/>
    </style:style>
    <style:style style:name="P12" style:family="paragraph" style:parent-style-name="Standard">
      <style:paragraph-properties fo:text-align="start" style:justify-single-word="false"/>
      <style:text-properties fo:font-weight="bold" officeooo:rsid="0025df46" officeooo:paragraph-rsid="0025df46" style:font-weight-asian="bold" style:font-weight-complex="bold"/>
    </style:style>
    <style:style style:name="P13" style:family="paragraph" style:parent-style-name="Standard">
      <style:paragraph-properties fo:text-align="start" style:justify-single-word="false"/>
      <style:text-properties fo:font-weight="bold" officeooo:rsid="0028a916" officeooo:paragraph-rsid="0028a916" style:font-weight-asian="bold" style:font-weight-complex="bold"/>
    </style:style>
    <style:style style:name="P14" style:family="paragraph" style:parent-style-name="Standard">
      <style:paragraph-properties fo:text-align="start" style:justify-single-word="false"/>
      <style:text-properties fo:font-weight="bold" officeooo:rsid="0027d009" officeooo:paragraph-rsid="0028a916" style:font-weight-asian="bold" style:font-weight-complex="bold"/>
    </style:style>
    <style:style style:name="P15" style:family="paragraph" style:parent-style-name="Standard">
      <style:paragraph-properties fo:text-align="start" style:justify-single-word="false"/>
      <style:text-properties fo:font-weight="bold" officeooo:rsid="0026df55" officeooo:paragraph-rsid="0026df55" style:font-weight-asian="bold" style:font-weight-complex="bold"/>
    </style:style>
    <style:style style:name="P16" style:family="paragraph" style:parent-style-name="Standard">
      <style:paragraph-properties fo:text-align="center" style:justify-single-word="false"/>
      <style:text-properties fo:font-weight="bold" officeooo:rsid="0031b95b" officeooo:paragraph-rsid="0031b95b" style:font-weight-asian="bold" style:font-weight-complex="bold"/>
    </style:style>
    <style:style style:name="P17" style:family="paragraph" style:parent-style-name="Standard">
      <style:text-properties fo:font-weight="bold" officeooo:rsid="0010045e" officeooo:paragraph-rsid="0010045e" style:font-weight-asian="bold" style:font-weight-complex="bold"/>
    </style:style>
    <style:style style:name="P18" style:family="paragraph" style:parent-style-name="Standard">
      <style:paragraph-properties fo:text-align="center" style:justify-single-word="false"/>
      <style:text-properties officeooo:rsid="0023bb92" officeooo:paragraph-rsid="0023bb92"/>
    </style:style>
    <style:style style:name="P19" style:family="paragraph" style:parent-style-name="Standard">
      <style:paragraph-properties fo:text-align="start" style:justify-single-word="false"/>
      <style:text-properties officeooo:paragraph-rsid="0025df46"/>
    </style:style>
    <style:style style:name="P20" style:family="paragraph" style:parent-style-name="Standard">
      <style:paragraph-properties fo:text-align="start" style:justify-single-word="false"/>
      <style:text-properties officeooo:rsid="0027a5aa" officeooo:paragraph-rsid="0027a5aa"/>
    </style:style>
    <style:style style:name="P21" style:family="paragraph" style:parent-style-name="Standard">
      <style:paragraph-properties fo:text-align="center" style:justify-single-word="false"/>
      <style:text-properties fo:font-size="20pt" officeooo:rsid="0023bb92" officeooo:paragraph-rsid="0023bb92" style:font-size-asian="20pt" style:font-size-complex="20pt"/>
    </style:style>
    <style:style style:name="P22" style:family="paragraph" style:parent-style-name="Standard">
      <style:paragraph-properties fo:text-align="center" style:justify-single-word="false"/>
      <style:text-properties fo:font-size="20pt" fo:font-weight="normal" officeooo:rsid="0023bb92" officeooo:paragraph-rsid="0023bb92" style:font-size-asian="20pt" style:font-weight-asian="normal" style:font-size-complex="20pt" style:font-weight-complex="normal"/>
    </style:style>
    <style:style style:name="P23" style:family="paragraph" style:parent-style-name="Standard">
      <style:paragraph-properties fo:text-align="center" style:justify-single-word="false"/>
      <style:text-properties fo:font-size="20pt" fo:font-weight="normal" officeooo:rsid="0028a916" officeooo:paragraph-rsid="0028a916" style:font-size-asian="20pt" style:font-weight-asian="normal" style:font-size-complex="20pt" style:font-weight-complex="normal"/>
    </style:style>
    <style:style style:name="P24" style:family="paragraph" style:parent-style-name="Standard">
      <style:paragraph-properties fo:text-align="center" style:justify-single-word="false"/>
      <style:text-properties fo:font-size="20pt" fo:font-weight="bold" officeooo:rsid="00404fe0" officeooo:paragraph-rsid="00404fe0" style:font-size-asian="20pt" style:font-weight-asian="bold" style:font-size-complex="20pt" style:font-weight-complex="bold"/>
    </style:style>
    <style:style style:name="P25" style:family="paragraph" style:parent-style-name="Standard">
      <style:paragraph-properties fo:text-align="start" style:justify-single-word="false"/>
      <style:text-properties fo:font-weight="normal" officeooo:rsid="0023bb92" officeooo:paragraph-rsid="0023bb92" style:font-weight-asian="normal" style:font-weight-complex="normal"/>
    </style:style>
    <style:style style:name="P26" style:family="paragraph" style:parent-style-name="Standard">
      <style:paragraph-properties fo:text-align="center" style:justify-single-word="false"/>
      <style:text-properties fo:font-weight="normal" officeooo:rsid="0023bb92" officeooo:paragraph-rsid="0023bb92" style:font-weight-asian="normal" style:font-weight-complex="normal"/>
    </style:style>
    <style:style style:name="P27" style:family="paragraph" style:parent-style-name="Standard">
      <style:paragraph-properties fo:text-align="start" style:justify-single-word="false"/>
      <style:text-properties fo:font-weight="normal" officeooo:rsid="0025df46" officeooo:paragraph-rsid="0025df46" style:font-weight-asian="normal" style:font-weight-complex="normal"/>
    </style:style>
    <style:style style:name="P28" style:family="paragraph" style:parent-style-name="Standard">
      <style:paragraph-properties fo:text-align="start" style:justify-single-word="false"/>
      <style:text-properties fo:font-weight="normal" officeooo:rsid="0027d009" officeooo:paragraph-rsid="0027d009" style:font-weight-asian="normal" style:font-weight-complex="normal"/>
    </style:style>
    <style:style style:name="P29" style:family="paragraph" style:parent-style-name="Standard">
      <style:paragraph-properties fo:text-align="start" style:justify-single-word="false"/>
      <style:text-properties fo:font-weight="normal" officeooo:rsid="0027d009" officeooo:paragraph-rsid="0028a916" style:font-weight-asian="normal" style:font-weight-complex="normal"/>
    </style:style>
    <style:style style:name="P30" style:family="paragraph" style:parent-style-name="Standard">
      <style:paragraph-properties fo:text-align="start" style:justify-single-word="false"/>
      <style:text-properties fo:font-weight="normal" officeooo:rsid="0028a916" officeooo:paragraph-rsid="0028a916" style:font-weight-asian="normal" style:font-weight-complex="normal"/>
    </style:style>
    <style:style style:name="P31" style:family="paragraph" style:parent-style-name="Standard">
      <style:paragraph-properties fo:text-align="start" style:justify-single-word="false"/>
      <style:text-properties fo:font-weight="normal" officeooo:rsid="00290aed" officeooo:paragraph-rsid="00290aed" style:font-weight-asian="normal" style:font-weight-complex="normal"/>
    </style:style>
    <style:style style:name="P32" style:family="paragraph" style:parent-style-name="Standard">
      <style:paragraph-properties fo:text-align="start" style:justify-single-word="false"/>
      <style:text-properties fo:font-weight="normal" officeooo:rsid="002aa408" officeooo:paragraph-rsid="002aa408" style:font-weight-asian="normal" style:font-weight-complex="normal"/>
    </style:style>
    <style:style style:name="P33" style:family="paragraph" style:parent-style-name="Standard">
      <style:paragraph-properties fo:text-align="center" style:justify-single-word="false"/>
      <style:text-properties fo:font-weight="normal" officeooo:rsid="002aa408" officeooo:paragraph-rsid="002aa408" style:font-weight-asian="normal" style:font-weight-complex="normal"/>
    </style:style>
    <style:style style:name="P34" style:family="paragraph" style:parent-style-name="Standard">
      <style:paragraph-properties fo:text-align="start" style:justify-single-word="false"/>
      <style:text-properties fo:font-weight="normal" officeooo:rsid="002aa5e5" officeooo:paragraph-rsid="002aa5e5" style:font-weight-asian="normal" style:font-weight-complex="normal"/>
    </style:style>
    <style:style style:name="P35" style:family="paragraph" style:parent-style-name="Standard">
      <style:paragraph-properties fo:text-align="start" style:justify-single-word="false"/>
      <style:text-properties fo:font-weight="normal" officeooo:rsid="002ef810" officeooo:paragraph-rsid="002ef810" style:font-weight-asian="normal" style:font-weight-complex="normal"/>
    </style:style>
    <style:style style:name="P36" style:family="paragraph" style:parent-style-name="Standard">
      <style:paragraph-properties fo:text-align="start" style:justify-single-word="false"/>
      <style:text-properties fo:font-weight="normal" officeooo:rsid="002c9248" officeooo:paragraph-rsid="002c9248" style:font-weight-asian="normal" style:font-weight-complex="normal"/>
    </style:style>
    <style:style style:name="P37" style:family="paragraph" style:parent-style-name="Standard">
      <style:paragraph-properties fo:text-align="start" style:justify-single-word="false"/>
      <style:text-properties fo:font-weight="normal" officeooo:rsid="0030c94c" officeooo:paragraph-rsid="0030c94c" style:font-weight-asian="normal" style:font-weight-complex="normal"/>
    </style:style>
    <style:style style:name="P38" style:family="paragraph" style:parent-style-name="Standard">
      <style:paragraph-properties fo:text-align="start" style:justify-single-word="false"/>
      <style:text-properties fo:font-weight="normal" officeooo:rsid="0030d678" officeooo:paragraph-rsid="0030d678" style:font-weight-asian="normal" style:font-weight-complex="normal"/>
    </style:style>
    <style:style style:name="P39" style:family="paragraph" style:parent-style-name="Standard">
      <style:paragraph-properties fo:text-align="start" style:justify-single-word="false"/>
      <style:text-properties fo:font-weight="normal" officeooo:rsid="00326307" officeooo:paragraph-rsid="00326307" style:font-weight-asian="normal" style:font-weight-complex="normal"/>
    </style:style>
    <style:style style:name="P40" style:family="paragraph" style:parent-style-name="Standard">
      <style:paragraph-properties fo:text-align="start" style:justify-single-word="false"/>
      <style:text-properties fo:font-weight="normal" officeooo:rsid="002de38a" officeooo:paragraph-rsid="002de38a" style:font-weight-asian="normal" style:font-weight-complex="normal"/>
    </style:style>
    <style:style style:name="P41" style:family="paragraph" style:parent-style-name="Standard">
      <style:paragraph-properties fo:text-align="start" style:justify-single-word="false"/>
      <style:text-properties fo:font-weight="normal" officeooo:rsid="0027a5aa" officeooo:paragraph-rsid="0026df55" style:font-weight-asian="normal" style:font-weight-complex="normal"/>
    </style:style>
    <style:style style:name="P42" style:family="paragraph" style:parent-style-name="Standard">
      <style:paragraph-properties fo:text-align="start" style:justify-single-word="false"/>
      <style:text-properties fo:font-weight="normal" officeooo:rsid="0031b95b" officeooo:paragraph-rsid="0031b95b" style:font-weight-asian="normal" style:font-weight-complex="normal"/>
    </style:style>
    <style:style style:name="P43" style:family="paragraph" style:parent-style-name="Standard">
      <style:text-properties fo:font-weight="normal" officeooo:rsid="003846c6" officeooo:paragraph-rsid="003846c6" style:font-weight-asian="normal" style:font-weight-complex="normal"/>
    </style:style>
    <style:style style:name="P44" style:family="paragraph" style:parent-style-name="Standard">
      <style:text-properties fo:font-weight="normal" officeooo:rsid="003ba64c" officeooo:paragraph-rsid="003ba64c" style:font-weight-asian="normal" style:font-weight-complex="normal"/>
    </style:style>
    <style:style style:name="P45" style:family="paragraph" style:parent-style-name="Standard">
      <style:text-properties fo:font-weight="normal" officeooo:rsid="003c8bb1" officeooo:paragraph-rsid="003c8bb1" style:font-weight-asian="normal" style:font-weight-complex="normal"/>
    </style:style>
    <style:style style:name="P46" style:family="paragraph" style:parent-style-name="Standard">
      <style:text-properties fo:font-weight="normal" officeooo:rsid="003e5ef3" officeooo:paragraph-rsid="003e8af5" style:font-weight-asian="normal" style:font-weight-complex="normal"/>
    </style:style>
    <style:style style:name="P47" style:family="paragraph" style:parent-style-name="Standard">
      <style:text-properties fo:font-weight="normal" officeooo:rsid="003e5ef3" officeooo:paragraph-rsid="003e5ef3" style:font-weight-asian="normal" style:font-weight-complex="normal"/>
    </style:style>
    <style:style style:name="P48" style:family="paragraph" style:parent-style-name="Standard">
      <style:text-properties fo:font-weight="normal" officeooo:rsid="003e8af5" officeooo:paragraph-rsid="003e8af5" style:font-weight-asian="normal" style:font-weight-complex="normal"/>
    </style:style>
    <style:style style:name="P49" style:family="paragraph" style:parent-style-name="Standard">
      <style:text-properties fo:font-weight="normal" officeooo:rsid="00428fe1" officeooo:paragraph-rsid="00428fe1" style:font-weight-asian="normal" style:font-weight-complex="normal"/>
    </style:style>
    <style:style style:name="P50" style:family="paragraph" style:parent-style-name="Standard">
      <style:text-properties fo:font-weight="normal" officeooo:rsid="00443abb" officeooo:paragraph-rsid="00443abb" style:font-weight-asian="normal" style:font-weight-complex="normal"/>
    </style:style>
    <style:style style:name="P51" style:family="paragraph" style:parent-style-name="Standard">
      <style:text-properties fo:font-weight="normal" officeooo:rsid="0044d7f1" officeooo:paragraph-rsid="0044d7f1" style:font-weight-asian="normal" style:font-weight-complex="normal"/>
    </style:style>
    <style:style style:name="P52" style:family="paragraph" style:parent-style-name="Standard">
      <style:text-properties fo:font-weight="normal" officeooo:rsid="0049e7d4" officeooo:paragraph-rsid="0049e7d4" style:font-weight-asian="normal" style:font-weight-complex="normal"/>
    </style:style>
    <style:style style:name="P53" style:family="paragraph" style:parent-style-name="Standard">
      <style:text-properties fo:font-weight="normal" officeooo:rsid="005201ef" officeooo:paragraph-rsid="005201ef" style:font-weight-asian="normal" style:font-weight-complex="normal"/>
    </style:style>
    <style:style style:name="P54" style:family="paragraph" style:parent-style-name="Standard">
      <style:paragraph-properties fo:text-align="start" style:justify-single-word="false"/>
      <style:text-properties fo:font-weight="normal" officeooo:rsid="00554ca4" officeooo:paragraph-rsid="00554ca4" style:font-weight-asian="normal" style:font-weight-complex="normal"/>
    </style:style>
    <style:style style:name="P55" style:family="paragraph" style:parent-style-name="Standard">
      <style:paragraph-properties fo:text-align="start" style:justify-single-word="false"/>
      <style:text-properties officeooo:rsid="00326307" officeooo:paragraph-rsid="00326307"/>
    </style:style>
    <style:style style:name="P56" style:family="paragraph" style:parent-style-name="Standard">
      <style:paragraph-properties fo:text-align="start" style:justify-single-word="false"/>
      <style:text-properties officeooo:rsid="00341d53" officeooo:paragraph-rsid="00341d53"/>
    </style:style>
    <style:style style:name="P57" style:family="paragraph" style:parent-style-name="Standard">
      <style:paragraph-properties fo:text-align="start" style:justify-single-word="false"/>
      <style:text-properties officeooo:rsid="0034bad7" officeooo:paragraph-rsid="0034bad7"/>
    </style:style>
    <style:style style:name="P58" style:family="paragraph" style:parent-style-name="Standard">
      <style:text-properties officeooo:rsid="0036123c" officeooo:paragraph-rsid="0036123c"/>
    </style:style>
    <style:style style:name="P59" style:family="paragraph" style:parent-style-name="Standard">
      <style:text-properties officeooo:rsid="00365871" officeooo:paragraph-rsid="00365871"/>
    </style:style>
    <style:style style:name="P60" style:family="paragraph" style:parent-style-name="Standard">
      <style:text-properties officeooo:rsid="0036dcf0" officeooo:paragraph-rsid="0036dcf0"/>
    </style:style>
    <style:style style:name="P61" style:family="paragraph" style:parent-style-name="Standard">
      <style:text-properties officeooo:rsid="0037491a" officeooo:paragraph-rsid="0037491a"/>
    </style:style>
    <style:style style:name="P62" style:family="paragraph" style:parent-style-name="Standard">
      <style:text-properties officeooo:rsid="0039a687" officeooo:paragraph-rsid="0039a687"/>
    </style:style>
    <style:style style:name="P63" style:family="paragraph" style:parent-style-name="Standard">
      <style:text-properties officeooo:rsid="003c8bb1" officeooo:paragraph-rsid="003c8bb1"/>
    </style:style>
    <style:style style:name="P64" style:family="paragraph" style:parent-style-name="Standard">
      <style:text-properties officeooo:rsid="0044d7f1" officeooo:paragraph-rsid="0044d7f1"/>
    </style:style>
    <style:style style:name="P65" style:family="paragraph" style:parent-style-name="Standard">
      <style:text-properties fo:font-style="normal" fo:font-weight="normal" officeooo:rsid="00471024" officeooo:paragraph-rsid="00471024" style:font-style-asian="normal" style:font-weight-asian="normal" style:font-style-complex="normal" style:font-weight-complex="normal"/>
    </style:style>
    <style:style style:name="P66" style:family="paragraph" style:parent-style-name="Standard">
      <style:text-properties fo:font-style="normal" fo:font-weight="normal" officeooo:rsid="0048afbf" officeooo:paragraph-rsid="0048afbf" style:font-style-asian="normal" style:font-weight-asian="normal" style:font-style-complex="normal" style:font-weight-complex="normal"/>
    </style:style>
    <style:style style:name="P67" style:family="paragraph" style:parent-style-name="Standard">
      <style:text-properties fo:font-style="normal" fo:font-weight="normal" officeooo:rsid="0044d7f1" officeooo:paragraph-rsid="0044d7f1" style:font-style-asian="normal" style:font-weight-asian="normal" style:font-style-complex="normal" style:font-weight-complex="normal"/>
    </style:style>
    <style:style style:name="P68" style:family="paragraph" style:parent-style-name="Standard">
      <style:text-properties fo:font-style="normal" fo:font-weight="normal" officeooo:rsid="0049a0e5" officeooo:paragraph-rsid="0049a0e5" style:font-style-asian="normal" style:font-weight-asian="normal" style:font-style-complex="normal" style:font-weight-complex="normal"/>
    </style:style>
    <style:style style:name="P69" style:family="paragraph" style:parent-style-name="Standard">
      <style:text-properties fo:font-style="normal" fo:font-weight="normal" officeooo:rsid="0049e7d4" officeooo:paragraph-rsid="0049e7d4" style:font-style-asian="normal" style:font-weight-asian="normal" style:font-style-complex="normal" style:font-weight-complex="normal"/>
    </style:style>
    <style:style style:name="P70" style:family="paragraph" style:parent-style-name="Standard">
      <style:text-properties fo:font-style="normal" fo:font-weight="normal" officeooo:rsid="004aacf3" officeooo:paragraph-rsid="004aacf3" style:font-style-asian="normal" style:font-weight-asian="normal" style:font-style-complex="normal" style:font-weight-complex="normal"/>
    </style:style>
    <style:style style:name="P71" style:family="paragraph" style:parent-style-name="Standard">
      <style:text-properties fo:font-style="normal" fo:font-weight="normal" officeooo:rsid="004c980a" officeooo:paragraph-rsid="004c980a" style:font-style-asian="normal" style:font-weight-asian="normal" style:font-style-complex="normal" style:font-weight-complex="normal"/>
    </style:style>
    <style:style style:name="P72" style:family="paragraph" style:parent-style-name="Standard">
      <style:text-properties fo:font-style="normal" fo:font-weight="normal" officeooo:rsid="004e08dd" officeooo:paragraph-rsid="004e08dd" style:font-style-asian="normal" style:font-weight-asian="normal" style:font-style-complex="normal" style:font-weight-complex="normal"/>
    </style:style>
    <style:style style:name="P73" style:family="paragraph" style:parent-style-name="Standard">
      <style:paragraph-properties fo:text-align="center" style:justify-single-word="false"/>
      <style:text-properties fo:font-style="normal" style:text-underline-style="solid" style:text-underline-width="auto" style:text-underline-color="font-color" fo:font-weight="normal" officeooo:rsid="004aacf3" officeooo:paragraph-rsid="004aacf3" style:font-style-asian="normal" style:font-weight-asian="normal" style:font-style-complex="normal" style:font-weight-complex="normal"/>
    </style:style>
    <style:style style:name="P74" style:family="paragraph" style:parent-style-name="Standard">
      <style:paragraph-properties fo:text-align="center" style:justify-single-word="false"/>
      <style:text-properties fo:font-size="18pt" fo:font-style="normal" style:text-underline-style="solid" style:text-underline-width="auto" style:text-underline-color="font-color" fo:font-weight="normal" officeooo:rsid="005aefd3" officeooo:paragraph-rsid="005aefd3" style:font-size-asian="15.75pt" style:font-style-asian="normal" style:font-weight-asian="normal" style:font-size-complex="18pt" style:font-style-complex="normal" style:font-weight-complex="normal"/>
    </style:style>
    <style:style style:name="P75" style:family="paragraph" style:parent-style-name="Standard">
      <style:paragraph-properties fo:text-align="center" style:justify-single-word="false"/>
      <style:text-properties fo:font-size="18pt" fo:font-style="normal" style:text-underline-style="solid" style:text-underline-width="auto" style:text-underline-color="font-color" fo:font-weight="normal" officeooo:rsid="005b6383" officeooo:paragraph-rsid="005b6383" style:font-size-asian="15.75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size="12pt" fo:font-style="normal" style:text-underline-style="none" fo:font-weight="normal" officeooo:rsid="00590343" officeooo:paragraph-rsid="00590343" style:font-size-asian="10.5pt" style:font-style-asian="normal" style:font-weight-asian="normal" style:font-size-complex="12pt" style:font-style-complex="normal" style:font-weight-complex="normal"/>
    </style:style>
    <style:style style:name="P77" style:family="paragraph" style:parent-style-name="Standard">
      <style:text-properties fo:font-size="12pt" fo:font-style="normal" style:text-underline-style="none" fo:font-weight="normal" officeooo:rsid="00590343" officeooo:paragraph-rsid="00590343"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style:text-underline-style="none" fo:font-weight="normal" officeooo:rsid="005b6383" officeooo:paragraph-rsid="005b6383"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style:text-underline-style="none" fo:font-weight="normal" officeooo:rsid="005b6383" officeooo:paragraph-rsid="005b6383"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font-style="normal" style:text-underline-style="none" fo:font-weight="normal" officeooo:rsid="005bcc02" officeooo:paragraph-rsid="005bcc02"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style="normal" style:text-underline-style="none" fo:font-weight="normal" officeooo:rsid="005d2002" officeooo:paragraph-rsid="005d2002"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style:text-underline-style="none" fo:font-weight="normal" officeooo:rsid="005da59a" officeooo:paragraph-rsid="005da59a"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style:text-underline-style="none" fo:font-weight="normal" officeooo:rsid="005f1008" officeooo:paragraph-rsid="005f1008"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style:text-underline-style="none" fo:font-weight="normal" officeooo:rsid="00639c0c" officeooo:paragraph-rsid="00639c0c"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style:text-underline-style="none" fo:font-weight="normal" officeooo:rsid="00605106" officeooo:paragraph-rsid="00605106"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2pt" fo:font-style="normal" style:text-underline-style="none" fo:font-weight="normal" officeooo:rsid="006449ed" officeooo:paragraph-rsid="006449ed"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font-style="normal" style:text-underline-style="none" fo:font-weight="normal" officeooo:rsid="0064a36b" officeooo:paragraph-rsid="0064a36b"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style:text-underline-style="none" fo:font-weight="normal" officeooo:rsid="00655e2a" officeooo:paragraph-rsid="00655e2a"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size="12pt" fo:font-style="normal" style:text-underline-style="none" fo:font-weight="normal" officeooo:rsid="0066a3af" officeooo:paragraph-rsid="0066a3af"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style:text-underline-style="none" fo:font-weight="normal" officeooo:rsid="0066a3af" officeooo:paragraph-rsid="006c6380"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size="12pt" fo:font-style="normal" style:text-underline-style="none" fo:font-weight="normal" officeooo:rsid="0067ed9a" officeooo:paragraph-rsid="0067ed9a"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font-style="normal" style:text-underline-style="none" fo:font-weight="normal" officeooo:rsid="00690582" officeooo:paragraph-rsid="00690582"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font-size="12pt" fo:font-style="normal" style:text-underline-style="none" fo:font-weight="normal" officeooo:rsid="006c6380" officeooo:paragraph-rsid="006c6380"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font-size="12pt" fo:font-style="normal" style:text-underline-style="none" fo:font-weight="normal" officeooo:rsid="0067ed9a" officeooo:paragraph-rsid="0067ed9a"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size="12pt" fo:font-style="normal" style:text-underline-style="none" fo:font-weight="normal" officeooo:rsid="006dca07" officeooo:paragraph-rsid="006dca07"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size="12pt" fo:font-style="normal" style:text-underline-style="none" fo:font-weight="normal" officeooo:rsid="006dd682" officeooo:paragraph-rsid="006dd682"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font-size="12pt" fo:font-style="normal" style:text-underline-style="none" fo:font-weight="normal" officeooo:rsid="006f56bc" officeooo:paragraph-rsid="006f56bc"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size="12pt" fo:font-style="normal" style:text-underline-style="none" fo:font-weight="normal" officeooo:rsid="0071412f" officeooo:paragraph-rsid="0071412f"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style:text-underline-style="none" fo:font-weight="normal" officeooo:rsid="007309c5" officeooo:paragraph-rsid="007309c5"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style:text-underline-style="none" fo:font-weight="normal" officeooo:rsid="007309c5" officeooo:paragraph-rsid="0075d713"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style:text-underline-style="none" fo:font-weight="normal" officeooo:rsid="0074fa30" officeooo:paragraph-rsid="0074fa30"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style:text-underline-style="none" fo:font-weight="normal" officeooo:rsid="00758de7" officeooo:paragraph-rsid="00758de7"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style:text-underline-style="none" fo:font-weight="normal" officeooo:rsid="0075d713" officeooo:paragraph-rsid="0075d713"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style:text-underline-style="none" fo:font-weight="normal" officeooo:rsid="0076854e" officeooo:paragraph-rsid="0076854e"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center" style:justify-single-word="false"/>
      <style:text-properties fo:font-size="18pt" fo:font-style="normal" style:text-underline-style="none" fo:font-weight="normal" officeooo:rsid="006dd682" officeooo:paragraph-rsid="006dd682" style:font-size-asian="18pt" style:font-style-asian="normal" style:font-weight-asian="normal" style:font-size-complex="18pt" style:font-style-complex="normal" style:font-weight-complex="normal"/>
    </style:style>
    <style:style style:name="T1" style:family="text">
      <style:text-properties officeooo:rsid="0011efc8"/>
    </style:style>
    <style:style style:name="T2" style:family="text">
      <style:text-properties officeooo:rsid="0014af18"/>
    </style:style>
    <style:style style:name="T3" style:family="text">
      <style:text-properties fo:font-weight="bold" style:font-weight-asian="bold" style:font-weight-complex="bold"/>
    </style:style>
    <style:style style:name="T4" style:family="text">
      <style:text-properties fo:font-weight="bold" officeooo:rsid="0046490b" style:font-weight-asian="bold" style:font-weight-complex="bold"/>
    </style:style>
    <style:style style:name="T5" style:family="text">
      <style:text-properties officeooo:rsid="0019e60a"/>
    </style:style>
    <style:style style:name="T6" style:family="text">
      <style:text-properties officeooo:rsid="001b5945"/>
    </style:style>
    <style:style style:name="T7" style:family="text">
      <style:text-properties fo:font-weight="normal" style:font-weight-asian="normal" style:font-weight-complex="normal"/>
    </style:style>
    <style:style style:name="T8" style:family="text">
      <style:text-properties fo:font-weight="normal" officeooo:rsid="00258b87" style:font-weight-asian="normal" style:font-weight-complex="normal"/>
    </style:style>
    <style:style style:name="T9" style:family="text">
      <style:text-properties fo:font-weight="normal" officeooo:rsid="0027a5aa" style:font-weight-asian="normal" style:font-weight-complex="normal"/>
    </style:style>
    <style:style style:name="T10" style:family="text">
      <style:text-properties fo:font-weight="normal" officeooo:rsid="0025df46" style:font-weight-asian="normal" style:font-weight-complex="normal"/>
    </style:style>
    <style:style style:name="T11" style:family="text">
      <style:text-properties fo:font-weight="normal" officeooo:rsid="0027d009" style:font-weight-asian="normal" style:font-weight-complex="normal"/>
    </style:style>
    <style:style style:name="T12" style:family="text">
      <style:text-properties fo:font-weight="normal" officeooo:rsid="0028a916" style:font-weight-asian="normal" style:font-weight-complex="normal"/>
    </style:style>
    <style:style style:name="T13" style:family="text">
      <style:text-properties officeooo:rsid="002c9248"/>
    </style:style>
    <style:style style:name="T14" style:family="text">
      <style:text-properties officeooo:rsid="002d9edb"/>
    </style:style>
    <style:style style:name="T15" style:family="text">
      <style:text-properties officeooo:rsid="002de38a"/>
    </style:style>
    <style:style style:name="T16" style:family="text">
      <style:text-properties officeooo:rsid="0034bad7"/>
    </style:style>
    <style:style style:name="T17" style:family="text">
      <style:text-properties officeooo:rsid="003846c6"/>
    </style:style>
    <style:style style:name="T18" style:family="text">
      <style:text-properties officeooo:rsid="003c8bb1"/>
    </style:style>
    <style:style style:name="T19" style:family="text">
      <style:text-properties officeooo:rsid="00443abb"/>
    </style:style>
    <style:style style:name="T20" style:family="text">
      <style:text-properties fo:font-style="normal" style:font-style-asian="normal" style:font-style-complex="normal"/>
    </style:style>
    <style:style style:name="T21" style:family="text">
      <style:text-properties officeooo:rsid="0046490b"/>
    </style:style>
    <style:style style:name="T22" style:family="text">
      <style:text-properties officeooo:rsid="005201ef"/>
    </style:style>
    <style:style style:name="T23" style:family="text">
      <style:text-properties officeooo:rsid="005b6383"/>
    </style:style>
    <style:style style:name="T24" style:family="text">
      <style:text-properties officeooo:rsid="005bcc02"/>
    </style:style>
    <style:style style:name="T25" style:family="text">
      <style:text-properties officeooo:rsid="0064a36b"/>
    </style:style>
    <style:style style:name="T26" style:family="text">
      <style:text-properties officeooo:rsid="00690582"/>
    </style:style>
    <style:style style:name="T27" style:family="text">
      <style:text-properties officeooo:rsid="006ae858"/>
    </style:style>
    <style:style style:name="T28" style:family="text">
      <style:text-properties officeooo:rsid="006c6380"/>
    </style:style>
    <style:style style:name="T29" style:family="text">
      <style:text-properties officeooo:rsid="006dd682"/>
    </style:style>
    <style:style style:name="T30" style:family="text">
      <style:text-properties officeooo:rsid="006f56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andos ISO 2020/2021</text:p>
      <text:p text:style-name="P5">Permisos UGOA</text:p>
      <text:p text:style-name="P6">Tener en cuenta que a la hora de ser administrador nos interesa ver los archivos modificados, o abiertos en la franja horario o fecha que queramos.</text:p>
      <text:p text:style-name="P7">Para crear opciones en un comando empieza con un guión o dble guión</text:p>
      <text:p text:style-name="P4"><text:span text:style-name="T3">ls -l</text:span> → hacemos un ls pero viendo los permisos.</text:p>
      <text:p text:style-name="P17">touch:</text:p>
      <text:p text:style-name="P1">Tiene su utilidad para llevar un control de quien ha modificado o abierto un archivo <text:span text:style-name="T1">(marcas temporales)</text:span></text:p>
      <text:p text:style-name="P2">el cambio de atributos de un fichero modifica el ctime, puedo modificar un fichero sin abrirlo por ejemplo cambiandole los permisos o los atributos y se vería reflejado como cambio.</text:p>
      <text:p text:style-name="P3">Atributos: Normales<text:span text:style-name="T2">(escritura y lectura)</text:span> y especiales (nombres permisos fechas temporales etc) <text:s/>y expandidos (por ejemplo un fichero muy importante al cual yo accedo como root, si otro usuario se mete como root podria eliminarlo, pero yo puedo asignarle un atributo expandido para que nadie lo pueda eliminar) </text:p>
      <text:p text:style-name="P2"><text:span text:style-name="T3">Stat</text:span>: Nos muestra el tamaño de bloque y el número de inodo(el inodo es un número único asociado a un fichero para identificarlo funciona similar a una clave primaria)</text:p>
      <text:p text:style-name="P2"/>
      <text:p text:style-name="P4">añadidos del comando touch:</text:p>
      <text:p text:style-name="P4">-Cambiar acceso y modificación y fecha específica:</text:p>
      <text:p text:style-name="P4"><text:span text:style-name="T3">touch -d</text:span> (puedes poner fecha, hora o puedes programar una fecha a lo alexa, por ejemplo pedirle que te cambie la fecha dentro de una semana)</text:p>
      <text:p text:style-name="P4"/>
      <text:p text:style-name="P7">Crear directorios:</text:p>
      <text:p text:style-name="P7"><text:span text:style-name="T3">mkdir</text:span> → crear directorios</text:p>
      <text:p text:style-name="P7">si hago un<text:span text:style-name="T3"> mkdir -p</text:span> hago primero los principales y luego los secundiarios. Hay que tener en cuenta que es algo tedioso</text:p>
      <text:p text:style-name="P7">Una forma alternativa para hacerlo es con llaves, por ejemplo mkdir -p ./mnt{dir1,dir2,dir3}metería dir 1, 2 y 3 dentro de mnt.</text:p>
      <text:p text:style-name="P7">Lo mismo a mi me interesa crear directorios que tenga permisos por defecto, lo haríamos con <text:span text:style-name="T3">mkdir -m</text:span> y en el momento de crearlo le daríamos los permisos que queramos.</text:p>
      <text:p text:style-name="P7"/>
      <text:p text:style-name="P7">Ejercicio prueba:</text:p>
      <text:p text:style-name="P7">Vamos a hacer un sistema de ficheros para crear 4 directorios con el comando mkdir.</text:p>
      <text:p text:style-name="P8">Para ello usaremos mkdir -<text:span text:style-name="T5">m 700 </text:span>-p ./mkdir/<text:span text:style-name="T5">{dir1,dir2,dir3} (el permiso -m 700 es que solo el usuario puede acceder)</text:span></text:p>
      <text:p text:style-name="P8"/>
      <text:p text:style-name="P9">Tengo que hacer 100 carpetas que se van a llamar dir, hay un elemento llamado expansión de llaves que usaremos: ej:</text:p>
      <text:p text:style-name="P9">mkdir dir {10..100}</text:p>
      <text:p text:style-name="P9">me crea 90 carpetas llamadas dir del 10 al 100.</text:p>
      <text:p text:style-name="P9">Para borrarlas haríamos rm -r dir{10..100} y nos borraría todas las carpetas.</text:p>
      <text:p text:style-name="P9"/>
      <text:p text:style-name="P9">Por ejemplo queremos crear <text:span text:style-name="T6">carpetas de asignaturas para 10 usuarios del curso, haríamos</text:span> <text:s/>mkdir -p ./asir{1..10}{ISO,BBDD,RED,LM,FOL,FH} <text:span text:style-name="T6">y nos crearía 10 carpetas de cada (de base de datos 10, de iso otras 10 etc).</text:span></text:p>
      <text:p text:style-name="P10">Diapositiva 44 expansión de llaves(para ampliar).</text:p>
      <text:p text:style-name="P18"/>
      <text:p text:style-name="P18"/>
      <text:p text:style-name="P18"/>
      <text:p text:style-name="P18"/>
      <text:p text:style-name="P18"><text:soft-page-break/></text:p>
      <text:p text:style-name="P21">Mover y renombrar ficheros</text:p>
      <text:p text:style-name="P18"/>
      <text:p text:style-name="P18"/>
      <text:p text:style-name="P11">mv:<text:span text:style-name="T7">Cambia el nombre o mueve, porque por ejemplo, mv fich1 fich.old → mv aquí cambia el nombre de fich1 a fich.old al estar en la misma ruta.</text:span></text:p>
      <text:p text:style-name="P25">Pero por ejemplo mv fich2 dir/fich 2 → Aquí cambio la dirección del fichero al especificar una ruta</text:p>
      <text:p text:style-name="P25">Por ejemplo mv fich2 dir/fich2.old → aquí estoy cambiando de ruta y de nombre.</text:p>
      <text:p text:style-name="P25"/>
      <text:p text:style-name="P25">El parámetro -u solo moverá si el fichero es más actual que el que va a sustituir (update)</text:p>
      <text:p text:style-name="P25"/>
      <text:p text:style-name="P25">Mover y cambiar directorio: mv dir1/dir2</text:p>
      <text:p text:style-name="P25"/>
      <text:p text:style-name="P25"/>
      <text:p text:style-name="P26">Ruta de archivos</text:p>
      <text:p text:style-name="P25">No son importantes de momento pero en algunas ocasiones puede ser de utilidad como por ejemplo para localizar determinado driver.</text:p>
      <text:p text:style-name="P25">Comandos tipo basename.</text:p>
      <text:p text:style-name="P25"/>
      <text:p text:style-name="P22">Expansión de nombres de ficheros(comodines)</text:p>
      <text:p text:style-name="P25"/>
      <text:p text:style-name="P25">Son caracteres de sustitución</text:p>
      <text:p text:style-name="P25">* → comodín por excelencia, representa una cadena de longitud variable</text:p>
      <text:p text:style-name="P12"><text:span text:style-name="T7">Ej: ls -l t* → me muestra todos los caracteres que empiecen por t</text:span><text:span text:style-name="T11">(pueden ser caracteres especiales como guiones)</text:span></text:p>
      <text:p text:style-name="P11"><text:span text:style-name="T7">? → </text:span><text:span text:style-name="T8">Es como el anterior pero representando un único carácter</text:span></text:p>
      <text:p text:style-name="P12"><text:span text:style-name="T8">[</text:span><text:span text:style-name="T7">ahw] → Representa el carácter o caractéres especificados dentro de los corchetes, es solo un único caracter</text:span></text:p>
      <text:p text:style-name="P27">Ej:ls t[ieo]*→ nos mostrará los archivos que empiecen por t y que el segundo carcter sea o una I o una E o una O (cualquiera de los 3) o por ejemplo si buscamos una carpeta llamada touch, podriamos hacer ls t[oa][ur]* → esto sería el primer carácter una t, el segundo una O o una A, el tercero una U o una R y el cuarto para adelante lo que sea(*)</text:p>
      <text:p text:style-name="P27">[a-e] → Representa un carácter comprendido entre los dos especificados(por ejemplo de la A a la E), es igual que el comando anterior pero estableciendo un rango para simplificar el trabajo.</text:p>
      <text:p text:style-name="P27">[!a-e] → Representa un carácter que sea diferente al rango especificados(por ejemplo diferentes de los que están entre la A y la E.</text:p>
      <text:p text:style-name="P19"><text:span text:style-name="T10">[^a-g] → </text:span><text:span text:style-name="T9">Es lo mismo que el anterior</text:span></text:p>
      <text:p text:style-name="P20"><text:span text:style-name="T9">{a,h,w}→</text:span><text:span text:style-name="T7"> es lo mismo que con [] pero en vez de buscar una de las tres opciones, tienen que estar las tres.</text:span></text:p>
      <text:p text:style-name="P28"/>
      <text:p text:style-name="P28"/>
      <text:p text:style-name="P23">Expansión de nombres de ficheros</text:p>
      <text:p text:style-name="P30">No lo vemos este curso por tiempo, ni simples ni complejas.</text:p>
      <text:p text:style-name="P13"/>
      <text:p text:style-name="P30">Expansiones de nombres de ficheros(comodines) estos sí:</text:p>
      <text:p text:style-name="P29">Para por ejemplo, buscar un fichero que contenga alguno de estos comodines en su nombre, lo escaparemos.</text:p>
      <text:p text:style-name="P14"><text:span text:style-name="T7">Ej: ls hola</text:span><text:span text:style-name="T12">\</text:span><text:span text:style-name="T7">?.txt → Escaparía la ? Y buscaría específicamente el carácter ?</text:span></text:p>
      <text:p text:style-name="P40">Comillas dobles → interpretar caracteres especiales dentro de una cadena</text:p>
      <text:p text:style-name="P40">Comillas simples → Puedes encadenar dos funciones:</text:p>
      <text:p text:style-name="P40"><text:soft-page-break/>Ejemplo echo “Tienes `ls | wc’ ficheros en pwd” → nos devuelve Tienes 250 ficheros en pwd. Ha encadenado ls con wc y nos ha contado los ficheros.</text:p>
      <text:p text:style-name="P33">Expansión de comandos</text:p>
      <text:p text:style-name="P29"/>
      <text:p text:style-name="P31">Uso de $: Nos ejecutaría un comando en medio de otro comando, <text:span text:style-name="T15">vamos que encadenaría un comando a otro</text:span></text:p>
      <text:p text:style-name="P39">Nota: Las variables también se usan con $ Ej: $Hostname (nombre de la máquina que usamos)</text:p>
      <text:p text:style-name="P31">Ej: touch fich$(date).txt → nos crearía un archivo llamado fich.txt y nos metería la fecha dentro</text:p>
      <text:p text:style-name="P31"/>
      <text:p text:style-name="P33">Expansión de llaves</text:p>
      <text:p text:style-name="P35">Solo funciona en la sed bash,(prácticamente en todos los linux)</text:p>
      <text:p text:style-name="P34">Nota: el rango en la expansión de llaves no son – si no dos puntos ..</text:p>
      <text:p text:style-name="P32">Nos permite generar nombres que especifique, la sintaxis es muy parecida a la expansión de ficheros</text:p>
      <text:p text:style-name="P32">Ejemplo: echo fich{1,2,3,4}.txt → nos devuelve fich1 fich2 fich3 fich4</text:p>
      <text:p text:style-name="P32">echo fich{hola,adios,buenas} → nos devuelve fichhola fichadios fichbuenas.</text:p>
      <text:p text:style-name="P32">(al ser echo no crea fichero)</text:p>
      <text:p text:style-name="P32">Por ejemplo si hago echo {1,2,3,4}{hola,buenas,adios} → nos dará 1hola 1buenas 1adios 2hola 2buenas 2 adios 3hola etc.</text:p>
      <text:p text:style-name="P34">Ejemplo para hacer carpetas de forma recursiva → mkdir -p asir{1..30}/{ISO,RD,BBDD,FOL,LM,FH}/trimestre{1,2,3} → crea una estructura con 30 carpetas asir, dentro de cada una todas las asignaturas y dentro de las asignaturas los 3 trimestres.</text:p>
      <text:p text:style-name="P34">Para borrar los 10 primeros usuarios usamos→ rm -r asir[0-9]</text:p>
      <text:p text:style-name="P34">Si queremos borrar del 20 al 30 pero solo los pares haremos → rm -r asir2[02468]</text:p>
      <text:p text:style-name="P34">Para borrar toda la estructura haremos → rm -r ./ → <text:span text:style-name="T13">borrar todo en el directorio actual.</text:span></text:p>
      <text:p text:style-name="P36">Ejercicio:Crear alumnos del 1 al 30 → mkdir -p asir{1..30}$ touch hola.txt<text:span text:style-name="T14">{1..30}</text:span>/{ISO,BBDD,FH,LM,FOL,RD}/trimestre{1..3}</text:p>
      <text:p text:style-name="P36"/>
      <text:p text:style-name="P37">Incremento:{x..y}</text:p>
      <text:p text:style-name="P37">Ejemplo: touch fich{a{1..9},b{10..20},c{21..30}} → nos daría un fich a del 1 al 9, un fich b del 10 al 20 etc</text:p>
      <text:p text:style-name="P54">Para hacer ficheros pares sería mkdir -p prueba/hola $touch fich{1..100..2}→ rango de 1 a 100 y de 2 en 2.</text:p>
      <text:p text:style-name="P54">Para mover ficheros impares → mv fich{1..10..2} </text:p>
      <text:p text:style-name="P37"/>
      <text:p text:style-name="P38">Bucle for con expansión de llaves:</text:p>
      <text:p text:style-name="P38">for i in{a..z};do$(echo $i);done → Lo que haríamos aquí es establecer un rango(a..z) y para ese rango, hacemos(do) una ejecución de comando(de hay el dólar) y haríamos un echo de la variable i($i) hasta terminar dicho rango (hasta llegar a la z) primero i tendría el valor de a, luego de b, así hasta la z. <text:span text:style-name="T16">Con el ; concateno comandos.</text:span></text:p>
      <text:p text:style-name="P28"/>
      <text:p text:style-name="P15"><text:span text:style-name="T7">Notas: Hay que tener cuidado con las mayúsculas y minúsculas </text:span><text:span text:style-name="T9">y tener muy en cuenta la posición de los caracteres a la hora de usar comodines</text:span></text:p>
      <text:p text:style-name="P41"/>
      <text:p text:style-name="P41"/>
      <text:p text:style-name="P16"><text:span text:style-name="T9">C</text:span><text:span text:style-name="T7">aracteres de protección(diapositiva 47)</text:span></text:p>
      <text:p text:style-name="P42">Eliminamos la parte de *?[]?() etc de la diapositiva, este año no se da.</text:p>
      <text:p text:style-name="P42"/>
      <text:p text:style-name="P39">Comillas simples: Es como escapar pero todo lo que tenga entre las comillas:</text:p>
      <text:p text:style-name="P39">Ejemplo: echo $Hos<text:span text:style-name="T22">t</text:span>name → nos da el nombre de nuestra máquina ($HOSTNAME es una variable)</text:p>
      <text:p text:style-name="P39">echo ‘$Hostname’ → Nos devuelve hostname tal cual.</text:p>
      <text:p text:style-name="P39"><text:soft-page-break/>Comillas dobles: Son como las simples pero no escapan $, comillas simples, \ (escape) y a sí mismas</text:p>
      <text:p text:style-name="P55">Ejemplo:echo “Well, isn’t that\”special\”?”</text:p>
      <text:p text:style-name="P55">Nos devuelve → Well, isn’t that “special”?</text:p>
      <text:p text:style-name="P55"/>
      <text:p text:style-name="P56">Ejercicio: Queremos crear ficheros llamados fich de la A a la Z y del 1 al 9, para ello haremos → touch {1..9}{A..Z}.txt</text:p>
      <text:p text:style-name="P57">Bucle for:</text:p>
      <text:p text:style-name="P57">Para la sintaxis tengo que poner una secuencia de comandos entre el do y el ;done.</text:p>
      <text:p text:style-name="P10"/>
      <text:p text:style-name="P10"/>
      <text:p text:style-name="P10"/>
      <text:p text:style-name="P24">Paquetes debian/ubuntu</text:p>
      <text:p text:style-name="P63">Nota: No confundir paquetes con comandos</text:p>
      <text:p text:style-name="P64">Tenemos 3 tipos de paquetes:</text:p>
      <text:p text:style-name="P64">-Main:100% libres de debian</text:p>
      <text:p text:style-name="P64">-Contrib: libre pero con algunas partes o dependencias non-free</text:p>
      <text:p text:style-name="P64">-non-free: Paquetes que no son libres</text:p>
      <text:p text:style-name="P64">Nota: Recomendable no modificar las 2 últimas porque la puedes liar.</text:p>
      <text:p text:style-name="P58">Usaremos dpkg para gestionar paquetes en ubuntu y debian.</text:p>
      <text:p text:style-name="P59">Para ver los paquetes instalados → <text:span text:style-name="T3">dpkg -l</text:span></text:p>
      <text:p text:style-name="P59">Para interrogar sobre un único paquete → <text:span text:style-name="T3">dpkg -l nombre del paquete</text:span></text:p>
      <text:p text:style-name="P60">Para localizar todos los paquetes descargados en la máquina → <text:span text:style-name="T3">ls -l /var/cache/apt/archives/</text:span></text:p>
      <text:p text:style-name="P60">Para descargar un paquete sin instalarlo para guardarlo en la ruta anterior → <text:span text:style-name="T3">sudo apt-get -d install</text:span> <text:span text:style-name="T18">nombre del paquete</text:span> (con -d solo descarga no instala)</text:p>
      <text:p text:style-name="P60">Para mover el paquete a la ruta actual → <text:span text:style-name="T3">sudo mv /var/cache/apt/archives/ascii_3.18-2_amd64.deb ./</text:span> (el ./ especifica ruta actual)</text:p>
      <text:p text:style-name="P61">Para ver todos los archivos de un paquete específico<text:span text:style-name="T18">(su contenido)</text:span> → <text:span text:style-name="T3">dpkg -L nombre paquete</text:span></text:p>
      <text:p text:style-name="P62">Para ver el estado del paquete → dpkg -s nombre del paquete</text:p>
      <text:p text:style-name="P61">Para buscar la<text:span text:style-name="T17">s diferentes</text:span> ruta<text:span text:style-name="T17">s </text:span>del paquete → <text:span text:style-name="T3">dpkg -S nombre del paquete</text:span></text:p>
      <text:p text:style-name="P46">Cuando debian instala un paquete, primero descarga el paquete, luego extrae las instrucciones de instalación del paquete (fichero de control de paquete), si se está actualizando, elimina los restos que no sirve del paquete antiguo y mete las cosas e esa preinstalación del nuevo paquete, desempaqueta los nuevos ficheros y hace un backup de la antigua versión en caso de que falle la instalación para no perder el paquete </text:p>
      <text:p text:style-name="P48">Para ver los archivos de preinstalación,preborrado y postborrado de un paquete haríamos tendríamos que mirar las tripas de dicho paquete → </text:p>
      <text:p text:style-name="P50">Para eliminar un paquete pero dejando los ficheros de configuración → <text:span text:style-name="T3">sudo dpkg -r</text:span> <text:span text:style-name="T3">nombre_paquete</text:span> <text:span text:style-name="T21">o </text:span><text:span text:style-name="T4">sudo apt remove nombre_paquete</text:span></text:p>
      <text:p text:style-name="P43">Una vez que voy a eliminar un paquete quiero que no quede ningún binario, así que usaremos → <text:span text:style-name="T3">dpkg -P</text:span> nombre del paquete (Esto elimina todo rastro)</text:p>
      <text:p text:style-name="P43"/>
      <text:p text:style-name="P44">Dependencias → Son paquetes que para su instalación y correcta ejecución necesitan de otros paquetes.</text:p>
      <text:p text:style-name="P49">Nota:dpkg tiene un problema, no instala dependencias</text:p>
      <text:p text:style-name="P53"/>
      <text:p text:style-name="P44">Para ver todos los paquetes instalados → dpkg -l → los que pongan ii al principio significa que está instalado.</text:p>
      <text:p text:style-name="P44">Para por ejemplo si quiero ver si está instalado tree → dpkg -l tree</text:p>
      <text:p text:style-name="P44">Para comprobar el estado de un paquete (instalado o no) → dpkg -s paquete (no confundir paquete con binario o comando)</text:p>
      <text:p text:style-name="P53">También podemos comprobarlo con -&gt; apt policy</text:p>
      <text:p text:style-name="P45"><text:soft-page-break/>Como saber si un binario está en determinado paquete, por ejemplo wc → hacemos whereis wc, una vez que tengo la ruta → dpkg -S /usr/bin/wc → nos indicará que pertenece al paquete coreutils</text:p>
      <text:p text:style-name="P47"/>
      <text:p text:style-name="P50">Para ver qué versión de un comando tenemos y cuales nos podemos instalar → apt legacy nombre_comando, <text:span text:style-name="T21">nos mostrará las versión <text:s/>candidata(la mejor), las compatibles y la prioridad de dichas compatibles (se muestra con un número, cuanto más alto más recomendable, si están empatados esos número se instala la versión más alta.</text:span></text:p>
      <text:p text:style-name="P65">Ejemplo: Quiero instalar el paquete tree pero no la versión actual (1.8) si no la 1.7 específicamente:</text:p>
      <text:p text:style-name="P65">sudo apt install nombre_paquete=1.7.0-5</text:p>
      <text:p text:style-name="P66">Para instalar el paquete tree pero de la versión buster(te instala la candidata)</text:p>
      <text:p text:style-name="P66">sudo apt install tree/buster.</text:p>
      <text:p text:style-name="P49">Nota:dpkg no instala dependencias, <text:span text:style-name="T19">al modificar cualquier paquete tenemos que actualizar los paquetes con un sudo apt update.</text:span></text:p>
      <text:p text:style-name="P51">Para modificar la paquetería de mi sistema → sudo nano /<text:span text:style-name="T20">etc/apt/sources.list</text:span></text:p>
      <text:p text:style-name="P67">Podemos por ejemplo descomentar las líneas desactivadas con # en este fichero y luego al hacer sudo apt update nos saldrá más paquetes para actualizar.</text:p>
      <text:p text:style-name="P67">Para guardar estos cambios haríamos → sudo apt upgrade.</text:p>
      <text:p text:style-name="P67">NO TOCAR AQUÍ, SE PUEDE LIAR MUCHO, SE DICE COMO DATO DE COSAS QUE PODEMOS HACER.</text:p>
      <text:p text:style-name="P65">Diferencias entre dpkg y apt:</text:p>
      <text:p text:style-name="P65">dpkg: trabaja a más bajo nivel, <text:s/>es más cercano a la máquina y se le tiene que especificar las órdenes</text:p>
      <text:p text:style-name="P65">apt: trabaja a alto nivel, es más cercana al humano y te instala incluso las dependencias</text:p>
      <text:p text:style-name="P68">Nota:No mezclar repositorios (usar en vez de stable buster por ejemplo, porque llegará un punto donde dejará de ser stable y pasará a oldstable).</text:p>
      <text:p text:style-name="P68"/>
      <text:p text:style-name="P73">Cloud Computing</text:p>
      <text:p text:style-name="P52"><text:span text:style-name="T20">Para conectarse al stack → </text:span><text:a xlink:type="simple" xlink:href="https://172.22.222.1/" text:style-name="Internet_20_link" text:visited-style-name="Visited_20_Internet_20_Link"><text:span text:style-name="T20">https://172.22.222.1</text:span></text:a></text:p>
      <text:p text:style-name="P52"><text:span text:style-name="T20">Desde el DNS → </text:span><text:a xlink:type="simple" xlink:href="https://jupiter/" text:style-name="Internet_20_link" text:visited-style-name="Visited_20_Internet_20_Link"><text:span text:style-name="T20">https://jupiter</text:span></text:a></text:p>
      <text:p text:style-name="P69"/>
      <text:p text:style-name="P70">Nuestras instancias tienen 2 ips, una externa (la que se conecta a la red que es la 172.etc)</text:p>
      <text:p text:style-name="P70">y una interna(10.0.etc)</text:p>
      <text:p text:style-name="P71">Par de claves → hay una pública(para que se conecten otros usuarios) y privada(solo la sabe el dueño de la máquina)</text:p>
      <text:p text:style-name="P72">Al crearla en el openstack el par de claves te da a descargar la clave privada.</text:p>
      <text:p text:style-name="P72"/>
      <text:p text:style-name="P74">Alias</text:p>
      <text:p text:style-name="P77"/>
      <text:p text:style-name="P78">Los alias son pseudónimos para llamar a un comando</text:p>
      <text:p text:style-name="P78">Podemos crear un alias con el comando alias pero al cerrar la sesión se perdería.</text:p>
      <text:p text:style-name="P78">Para crear un alias de forma permanente:</text:p>
      <text:p text:style-name="P77">Modificar parámetros de la bash <text:s/>(por ejemplo histórico<text:span text:style-name="T23">) y añadir alias</text:span>→ nano .bashrc</text:p>
      <text:p text:style-name="P78">el bashrc es un script que se ejecuta al iniciar sesión.</text:p>
      <text:p text:style-name="P78">Ejemplo: alias l=’ls -l’</text:p>
      <text:p text:style-name="P78">Para eliminar un alias → unalias (nombre del alias)</text:p>
      <text:p text:style-name="P78"/>
      <text:p text:style-name="P78"/>
      <text:p text:style-name="P78"/>
      <text:p text:style-name="P75">Vínculos simbólicos</text:p>
      <text:p text:style-name="P75"/>
      <text:p text:style-name="P79">Accesos directos, una forma de acceder a algo</text:p>
      <text:p text:style-name="P79"><text:soft-page-break/>Comando ls -<text:span text:style-name="T24">s</text:span>(hace vínculos blandos y duros). <text:span text:style-name="T24">Cuando hacemos la sintaxis primero pensamos en el fichero original y luego ponemos el fichero destino.</text:span></text:p>
      <text:p text:style-name="P80">Ejemplo: Vamos a hacer una estructura de vínculos.</text:p>
      <text:p text:style-name="P81">Tenemos esta estructura: vínculo → vínculo1 y vinculo2</text:p>
      <text:p text:style-name="P81">dentro de vínculo1 → ln -s prueba1.txt vinculo_prueba1</text:p>
      <text:p text:style-name="P82">vinculo_prueba1 pasa a ser lo mismo que prueba1.txt</text:p>
      <text:p text:style-name="P82">Para leer un vínculo usaremos readlink</text:p>
      <text:p text:style-name="P76"/>
      <text:p text:style-name="P82">Vínculos duros:</text:p>
      <text:p text:style-name="P82">Asociamos dos o más ficheros al mismo inodo (es una copia exacta)</text:p>
      <text:p text:style-name="P82">Están tan unidos que si cambiamos la ruta de fichero, a diferencia de los blandos no se rompe el vínculo y sigue apuntando al fichero original.</text:p>
      <text:p text:style-name="P83">Un hardlink es como un backup, si se elimina el archivo original el hardlink es una copia exacta de ese archivo.</text:p>
      <text:p text:style-name="P83">Aportes: Copias de seguridad incrementales, ahorra espacio(porque pesa menos que un enlace blando) y tiempo.</text:p>
      <text:p text:style-name="P83">Ahorro tiempo en por ejemplo copiar ficheros de gran tamaño</text:p>
      <text:p text:style-name="P83">Podemos tener el mismo archivo en varias ubicaciones.</text:p>
      <text:p text:style-name="P83">Problemas: No podemos hacer hardlink al directorio(en debian) o al sistema de archivos.</text:p>
      <text:p text:style-name="P84">Podemos buscar los distintos hardlinks con un find -inum (numero de inodo) → nos mostrrá las distintas rutas</text:p>
      <text:p text:style-name="P83"/>
      <text:p text:style-name="P85">Softlink apunta al fichero original, con hardlink el vinculo y el fichero original son el mismo.</text:p>
      <text:p text:style-name="P92">Redirección: &lt; o &gt; <text:span text:style-name="T27">salida estandar</text:span>, para <text:span text:style-name="T27">salida de </text:span>errores 2&lt; o 2&gt;</text:p>
      <text:p text:style-name="P86">Redireccion de salida:</text:p>
      <text:p text:style-name="P86">Primero construyo el archivo, luego escribo la acción y finalmente lo ejecuto</text:p>
      <text:p text:style-name="P86">ls -l &gt; listado.txt → primero crea listado.txt, luego hace el ls-l y finalmente &gt; lo meto dentro de listado.txt → <text:span text:style-name="T25">destruyo el fichero y sustituyo la información con el ls -l</text:span></text:p>
      <text:p text:style-name="P87">Redirección doble &gt; &gt; → ls-l &gt;&gt; listado.txt → en este caso no destruyo el archivo, si no que le añado información.</text:p>
      <text:p text:style-name="P88">Redirección de entrada <text:span text:style-name="T26">simple:</text:span></text:p>
      <text:p text:style-name="P88">Hacemos que un fichero envie datos a un comando.</text:p>
      <text:p text:style-name="P88">Ej:</text:p>
      <text:p text:style-name="P88">wc &lt; fichero.txt → nos va a contar las palabras del fichero</text:p>
      <text:p text:style-name="P89">Ej:</text:p>
      <text:p text:style-name="P89">tr “:” “@” &lt; passwd.txt&gt;passwd@.txt</text:p>
      <text:p text:style-name="P89">Primero ejecuta el passwd en el tr y luego lo mete en passwd.txt</text:p>
      <text:p text:style-name="P92">Redirección de entrada doble</text:p>
      <text:p text:style-name="P91">Ej:</text:p>
      <text:p text:style-name="P91">tr [a-z] [A-Z] &lt;&lt;patata:</text:p>
      <text:p text:style-name="P91">Nos da a escribir en la terminal tanto texto que queramos hasta que escribamos la palabra clave(patata en este caso)</text:p>
      <text:p text:style-name="P90"><text:span text:style-name="T28">Primero:</text:span>redirección de entrada tiene prioridad que la de salida</text:p>
      <text:p text:style-name="P93">Segundo: Si por ejemplo todos son iguales lo leo de derecha a izquierda</text:p>
      <text:p text:style-name="P93">Tercero:Ejecuto el comando</text:p>
      <text:p text:style-name="P91"/>
      <text:p text:style-name="P95">Comando tee:</text:p>
      <text:p text:style-name="P95">Tee: Muestra información por pantalla y introduce <text:span text:style-name="T30">esa</text:span> información en uno o varios ficheros.</text:p>
      <text:p text:style-name="P95">Ej:</text:p>
      <text:p text:style-name="P95">ls- l a* p* | tee salida.txt → nos mostrará el ls por pantalla de los archivos a y p y <text:span text:style-name="T29">ademaás</text:span> lo mete en ese fichero</text:p>
      <text:p text:style-name="P97">Si por ejemplo no muestra nada por pantalla, no mete esa información en el fichero.</text:p>
      <text:p text:style-name="P91"><text:soft-page-break/></text:p>
      <text:p text:style-name="P105">Comandos de búsquedas </text:p>
      <text:p text:style-name="P96">locate → busca ficheros por nombe, no en el sistema de ficheros si no en una base de datos.</text:p>
      <text:p text:style-name="P96">Investiga en el sistema de archivos y luego crea una base de datos, luego a la hora de buscar el fichero lo busca en la base de datos. </text:p>
      <text:p text:style-name="P98">Ventajas: Búsqueda sencilla y rápida, acepta expresiones regulares.</text:p>
      <text:p text:style-name="P96">Desventajas: Si llevo tiempo sin usar el comando locate, tengo que hacer el comando updatedb, </text:p>
      <text:p text:style-name="P96">la diferencia de locate y find son los criterios de búsqueda y que find es más potente.</text:p>
      <text:p text:style-name="P96"/>
      <text:p text:style-name="P98">Find → permite buscar cualquier cosa en la máquina mediante unos criterios que le indiques.</text:p>
      <text:p text:style-name="P98">Find puede actuar sobre los ficheros que encuentre. Ej: Búscame todos los ficheros mp3 y borralos.</text:p>
      <text:p text:style-name="P98">Buscame todos los ficheros avi o mp4 y muevelos a otra ubicación y comprimirlo.</text:p>
      <text:p text:style-name="P99">Por ejemplo, si pongo como referencia la raíz me buscará en toda mi máquina, si pongo como referencia mi home, buscará en todo mi home.</text:p>
      <text:p text:style-name="P99">A diferencia de locate que busca nombres directamente, para buscar un nombre de fichero pondremos -name</text:p>
      <text:p text:style-name="P99">$find . -name “fich*” → el punto es para el directorio actual, el nombre tiene que ir entre comillas</text:p>
      <text:p text:style-name="P99">Ej: sudo find /home/ -name "*.txt" -ls → nos busca todos los txt de mi usuario home.</text:p>
      <text:p text:style-name="P101">Por ejemplo, si no se si un fichero que busco está en mayúsculas o minusculas, para curarnos en salud usaremos el parámetro -iname en vez de -name.</text:p>
      <text:p text:style-name="P102">Buscar tipo de fichero:</text:p>
      <text:p text:style-name="P102">-b :ficheros tipo bloque</text:p>
      <text:p text:style-name="P102">-c :ficheros tipo carácter</text:p>
      <text:p text:style-name="P102">-d:ficheros tipo directorio</text:p>
      <text:p text:style-name="P102">etc</text:p>
      <text:p text:style-name="P102"/>
      <text:p text:style-name="P102">Para buscar por peso:</text:p>
      <text:p text:style-name="P102">Ejemplo: -size +10M -size -20M → nos busca ficheros comprendidos entre 10 y 20 Megabytes.</text:p>
      <text:p text:style-name="P103">Buscar por fecha de acceso:</text:p>
      <text:p text:style-name="P103">Ej: -mtime +30 -mtime -90 → Buscame los archivos abiertos hace 30 días pero no más de 90 días(es un rango).</text:p>
      <text:p text:style-name="P100"/>
      <text:p text:style-name="P104">Podemos usar operadores lógicos and or y not</text:p>
      <text:p text:style-name="P104"/>
      <text:p text:style-name="P104">Exec→ es una concatenación de un comando, por ejemplo→ find . -type f -name “*.jpg” -exec rm -f {}\; → borramos todos los archivos forzosamente que tengan la extensión jpg. Usamos {} para que funcione(las llaves se sustituyen por los archivos 1 a 1 que encuentra el find) y escapamos el ; con \ </text:p>
      <text:p text:style-name="P10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30T09:29:37.905000000</meta:creation-date>
    <dc:date>2020-12-11T10:17:10.581059263</dc:date>
    <meta:editing-duration>PT9H24M23S</meta:editing-duration>
    <meta:editing-cycles>56</meta:editing-cycles>
    <meta:generator>LibreOffice/7.0.3.1$Linux_X86_64 LibreOffice_project/00$Build-1</meta:generator>
    <meta:document-statistic meta:table-count="0" meta:image-count="0" meta:object-count="0" meta:page-count="7" meta:paragraph-count="213" meta:word-count="2956" meta:character-count="17330" meta:non-whitespace-character-count="14573"/>
  </office:meta>
</office:document-meta>
</file>